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ERMISSION (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ERSONAL TESTIMONY (26:2-2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ERSONAL TESTIMONY (26:2-23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aul reviews his life as a religious man (26:2-11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aul reviews his life as a religious man (26:2-11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is activities as a Pharisee (26:2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is activities as a persecutor (2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ONAL TESTIMONY (26:2-23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reviews his life as a religious man (26:2-11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aul reviews his life as a redeemed man (26:12-2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ul reviews his life as a redeemed man (26:12-23).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e speaks of his conversion (26:12-1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speaks of his commission (26:15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speaks of his consistency (26:19-2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ERSONAL TESTIMONY (26:2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 reviews his life as a religious man (26:2-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 reviews his life as a redeemed man (26:12-23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26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ERMISSION (26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ERSONAL TESTIMONY (26:2-23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ROTEST (26:24-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PROTEST (26:24-2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Festus's accusation (26:2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answer (26:2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ACTS 26<text:s text:c="1"/></text:span><text:span text:style-name="a553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PERMISSION (26: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ERSONAL TESTIMONY (26:2-2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PROTEST (26:24-25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ERSUASION (26:26-2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UASION (26:26-29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Paul to Agrippa (26:26-2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grippa to Paul (26:28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Paul to Agrippa (26:29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ACTS 26<text:s text:c="1"/></text:span><text:span text:style-name="a592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PERMISSION (26:1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PERSONAL TESTIMONY (26:2-2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PROTEST (26:24-2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ERSUASION (26:26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OSTSCRIPT (26:30-32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6 </dc:title>
    <meta:initial-creator>David STRICKLAND</meta:initial-creator>
    <dc:creator>David STRICKLAND</dc:creator>
    <meta:creation-date>2020-02-22T19:26:11Z</meta:creation-date>
    <dc:date>2020-02-22T19:26:12Z</dc:date>
    <meta:template xlink:href="BibleStudy" xlink:type="simple"/>
    <meta:editing-cycles>1</meta:editing-cycles>
    <meta:editing-duration>PT0S</meta:editing-duration>
    <meta:document-statistic meta:paragraph-count="40" meta:word-count="272"/>
  </office:meta>
</office:document-meta>
</file>